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a5e" officeooo:paragraph-rsid="0015ea5e"/>
    </style:style>
    <style:style style:name="P2" style:family="paragraph" style:parent-style-name="Standard">
      <style:text-properties fo:font-weight="bold" officeooo:rsid="0015ea5e" officeooo:paragraph-rsid="0015ea5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UCHE</text:p>
      <text:p text:style-name="P1">Carte Ethernet PC-express</text:p>
      <text:p text:style-name="P1">192.168.12.14</text:p>
      <text:p text:style-name="P1">Allied Vision Technologies-Manta_G-125C (E0020003)-50-0503346635</text:p>
      <text:p text:style-name="P1"/>
      <text:p text:style-name="P2">DROITE</text:p>
      <text:p text:style-name="P1">Carte Ethernet intégrée</text:p>
      <text:p text:style-name="P1">192.168.11.42</text:p>
      <text:p text:style-name="P1">Allied Vision Technologies-Manta_G-125C-50-05033188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12:12.153321041</meta:creation-date>
    <dc:date>2019-01-30T23:18:58.054626883</dc:date>
    <meta:editing-duration>PT6M49S</meta:editing-duration>
    <meta:editing-cycles>1</meta:editing-cycles>
    <meta:document-statistic meta:table-count="0" meta:image-count="0" meta:object-count="0" meta:page-count="1" meta:paragraph-count="8" meta:word-count="17" meta:character-count="203" meta:non-whitespace-character-count="194"/>
    <meta:generator>LibreOffice/6.1.3.2$Linux_X86_64 LibreOffice_project/10$Build-2</meta:generator>
  </office:meta>
</office:document-meta>
</file>